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0.654cm" fo:min-width="3.404cm" loext:decorative="false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.33cm" fo:min-width="3.83cm" loext:decorative="false"/>
      <style:paragraph-properties style:writing-mode="lr-tb"/>
    </style:style>
    <style:style style:name="gr3" style:family="graphic" style:parent-style-name="standard">
      <style:graphic-properties draw:fill-color="#ffdbb6" draw:textarea-horizontal-align="justify" draw:textarea-vertical-align="middle" draw:auto-grow-height="false" fo:min-height="0.626cm" fo:min-width="3.25cm" loext:decorative="false"/>
      <style:paragraph-properties style:writing-mode="lr-tb"/>
    </style:style>
    <style:style style:name="gr4" style:family="graphic" style:parent-style-name="standard">
      <style:graphic-properties draw:fill-color="#ffdbb6" draw:textarea-horizontal-align="justify" draw:textarea-vertical-align="middle" draw:auto-grow-height="false" fo:min-height="2.25cm" fo:min-width="5.25cm" loext:decorative="false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2cm" fo:min-width="5.75cm" loext:decorative="false"/>
      <style:paragraph-properties style:writing-mode="lr-tb"/>
    </style:style>
    <style:style style:name="gr6" style:family="graphic" style:parent-style-name="standard">
      <style:graphic-properties draw:fill-color="#ffdbb6" draw:textarea-horizontal-align="justify" draw:textarea-vertical-align="middle" draw:auto-grow-height="false" fo:min-height="1.25cm" fo:min-width="5.25cm" loext:decorative="false"/>
      <style:paragraph-properties style:writing-mode="lr-tb"/>
    </style:style>
    <style:style style:name="gr7" style:family="graphic" style:parent-style-name="standard">
      <style:graphic-properties draw:fill-color="#ffdbb6" draw:textarea-horizontal-align="justify" draw:textarea-vertical-align="middle" draw:auto-grow-height="false" fo:min-height="1.75cm" fo:min-width="3.25cm" loext:decorative="false"/>
      <style:paragraph-properties style:writing-mode="lr-tb"/>
    </style:style>
    <style:style style:name="gr8" style:family="graphic" style:parent-style-name="standard">
      <style:graphic-properties draw:fill-color="#ffdbb6" draw:textarea-horizontal-align="justify" draw:textarea-vertical-align="middle" draw:auto-grow-height="false" fo:min-height="2.75cm" fo:min-width="5.25cm" loext:decorative="false"/>
      <style:paragraph-properties style:writing-mode="lr-tb"/>
    </style:style>
    <style:style style:name="gr9" style:family="graphic" style:parent-style-name="standard">
      <style:graphic-properties draw:fill-color="#ffdbb6" draw:textarea-horizontal-align="justify" draw:textarea-vertical-align="middle" draw:auto-grow-height="false" fo:min-height="1.75cm" fo:min-width="5.75cm" loext:decorative="false"/>
      <style:paragraph-properties style:writing-mode="lr-tb"/>
    </style:style>
    <style:style style:name="gr10" style:family="graphic" style:parent-style-name="standard">
      <style:graphic-properties draw:fill-color="#ffdbb6" draw:textarea-horizontal-align="justify" draw:textarea-vertical-align="middle" draw:auto-grow-height="false" fo:min-height="2cm" fo:min-width="5.75cm" loext:decorative="false"/>
      <style:paragraph-properties style:writing-mode="lr-tb"/>
    </style:style>
    <style:style style:name="gr11" style:family="graphic" style:parent-style-name="standard">
      <style:graphic-properties draw:fill-color="#ffdbb6" draw:textarea-horizontal-align="justify" draw:textarea-vertical-align="middle" draw:auto-grow-height="false" fo:min-height="2.75cm" fo:min-width="5.75cm" loext:decorative="false"/>
      <style:paragraph-properties style:writing-mode="lr-tb"/>
    </style:style>
    <style:style style:name="gr12" style:family="graphic" style:parent-style-name="standard">
      <style:graphic-properties draw:fill-color="#ffdbb6" draw:textarea-horizontal-align="justify" draw:textarea-vertical-align="middle" draw:auto-grow-height="false" fo:min-height="2.5cm" fo:min-width="7.25cm" loext:decorative="false"/>
      <style:paragraph-properties style:writing-mode="lr-tb"/>
    </style:style>
    <style:style style:name="gr13" style:family="graphic" style:parent-style-name="objectwithoutfill">
      <style:graphic-properties draw:marker-end="線の終点_20_1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線の終点_20_2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線の終点_20_3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線の終点_20_4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線の終点_20_5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線の終点_20_6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線の終点_20_7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線の終点_20_8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線の終点_20_9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線の終点_20_10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線の終点_20_11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線の終点_20_12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線の終点_20_14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線の終点_20_16" draw:marker-end-width="0.3cm" draw:fill="none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8" style:family="graphic" style:parent-style-name="objectwithoutfill">
      <style:graphic-properties draw:marker-end="線の終点_20_17" draw:marker-end-width="0.3cm" draw:fill="none" draw:textarea-vertical-align="middle" loext:decorative="false"/>
    </style:style>
    <style:style style:name="gr29" style:family="graphic" style:parent-style-name="standard">
      <style:graphic-properties draw:fill-color="#b4c7dc" draw:textarea-horizontal-align="justify" draw:textarea-vertical-align="middle" draw:auto-grow-height="false" fo:min-height="1.5cm" fo:min-width="4.5cm" loext:decorative="false"/>
      <style:paragraph-properties style:writing-mode="lr-tb"/>
    </style:style>
    <style:style style:name="gr30" style:family="graphic" style:parent-style-name="standard" style:list-style-name="L1">
      <style:graphic-properties draw:fill-color="#b4c7dc" draw:textarea-horizontal-align="justify" draw:textarea-vertical-align="middle" draw:auto-grow-height="false" fo:min-height="2.5cm" fo:min-width="5.75cm" loext:decorative="false"/>
      <style:paragraph-properties style:writing-mode="lr-tb"/>
    </style:style>
    <style:style style:name="gr31" style:family="graphic" style:parent-style-name="standard" style:list-style-name="L1">
      <style:graphic-properties draw:fill-color="#b4c7dc" draw:textarea-horizontal-align="justify" draw:textarea-vertical-align="middle" draw:auto-grow-height="false" fo:min-height="2cm" fo:min-width="7.25cm" loext:decorative="false"/>
      <style:paragraph-properties style:writing-mode="lr-tb"/>
    </style:style>
    <style:style style:name="gr32" style:family="graphic" style:parent-style-name="standard" style:list-style-name="L1">
      <style:graphic-properties draw:fill-color="#b4c7dc" draw:textarea-horizontal-align="justify" draw:textarea-vertical-align="middle" draw:auto-grow-height="false" fo:min-height="2cm" fo:min-width="7.5cm" loext:decorative="false"/>
      <style:paragraph-properties style:writing-mode="lr-tb"/>
    </style:style>
    <style:style style:name="gr33" style:family="graphic" style:parent-style-name="standard" style:list-style-name="L1">
      <style:graphic-properties draw:fill-color="#b4c7dc" draw:textarea-horizontal-align="justify" draw:textarea-vertical-align="middle" draw:auto-grow-height="false" fo:min-height="1.25cm" fo:min-width="5.75cm" loext:decorative="false"/>
      <style:paragraph-properties style:writing-mode="lr-tb"/>
    </style:style>
    <style:style style:name="gr34" style:family="graphic" style:parent-style-name="objectwithoutfill">
      <style:graphic-properties draw:marker-end="線の終点_20_18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線の終点_20_19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線の終点_20_20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線の終点_20_21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線の終点_20_22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線の終点_20_23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線の終点_20_24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線の終点_20_28" draw:marker-end-width="0.3cm" draw:fill="none" draw:textarea-vertical-align="middle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2cm" fo:min-width="0cm" loext:decorative="false"/>
      <style:paragraph-properties style:writing-mode="lr-tb"/>
    </style:style>
    <style:style style:name="gr43" style:family="graphic" style:parent-style-name="objectwithoutfill">
      <style:graphic-properties draw:marker-end="線の終点_20_29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線の終点_20_34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ffdbb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4" draw:id="id14" draw:layer="layout" svg:width="4cm" svg:height="1cm" svg:x="5cm" svg:y="2cm">
          <text:p text:style-name="P1">メインMPU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2" draw:text-style-name="P3" xml:id="id1" draw:id="id1" draw:layer="layout" svg:width="4.5cm" svg:height="1.75cm" svg:x="15cm" svg:y="2cm">
          <text:p text:style-name="P1">セキュリティチップ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3" draw:text-style-name="P3" xml:id="id2" draw:id="id2" draw:layer="layout" svg:width="7.5cm" svg:height="1.75cm" svg:x="13.5cm" svg:y="6.25cm">
          <text:p text:style-name="P1">保護フラグ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3" draw:id="id3" draw:layer="layout" svg:width="5.75cm" svg:height="2.5cm" svg:x="14.5cm" svg:y="10cm">
          <text:p text:style-name="P1">メインMPUからデータの受信待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6" draw:id="id16" draw:layer="layout" svg:width="6.25cm" svg:height="2.25cm" svg:x="4.25cm" svg:y="10.75cm">
          <text:p text:style-name="P1">ブート回数を暗号化して送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xml:id="id4" draw:id="id4" draw:layer="layout" svg:width="5.75cm" svg:height="1.5cm" svg:x="14.5cm" svg:y="14.5cm">
          <text:p text:style-name="P1">データ受信回数+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5" draw:id="id5" draw:layer="layout" svg:width="7.5cm" svg:height="4cm" svg:x="13.5cm" svg:y="18cm">
          <text:p text:style-name="P1">データ受信回数は2回以上か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8" draw:text-style-name="P3" xml:id="id6" draw:id="id6" draw:layer="layout" svg:width="5.75cm" svg:height="3cm" svg:x="14.5cm" svg:y="23.25cm">
          <text:p text:style-name="P1">MPUから受信した暗号化されたブート回数を復号化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" draw:layer="layout" svg:width="6.25cm" svg:height="2cm" svg:x="14.5cm" svg:y="28.5cm">
          <text:p text:style-name="P1">key_table[boot_cnt]</text:p>
          <text:p text:style-name="P1">でキーコード取得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" xml:id="id8" draw:id="id8" draw:layer="layout" svg:width="6.25cm" svg:height="2.25cm" svg:x="14.5cm" svg:y="32.75cm">
          <text:p text:style-name="P1">キーコードを暗号化してMPUに送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xml:id="id7" draw:id="id7" draw:layer="layout" svg:width="6.25cm" svg:height="3cm" svg:x="14.5cm" svg:y="28.501cm">
          <text:p text:style-name="P1">key_table[boot_cnt]</text:p>
          <text:p text:style-name="P1">でキーコード取得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xml:id="id9" draw:id="id9" draw:layer="layout" svg:width="7.75cm" svg:height="2.75cm" svg:x="24cm" svg:y="6cm">
          <text:p text:style-name="P1">ブルートフォース攻撃からの保護のため無効な値（乱数）MPUに送信す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0" draw:id="id10" draw:layer="layout" svg:width="5.75cm" svg:height="2.5cm" svg:x="24.75cm" svg:y="11cm">
          <text:p text:style-name="P1">メインMPUからデータの受信待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" xml:id="id11" draw:id="id11" draw:layer="layout" svg:width="6.25cm" svg:height="2.25cm" svg:x="24.5cm" svg:y="14.5cm">
          <text:p text:style-name="P1">MPUに無効な値を送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xml:id="id12" draw:id="id12" draw:layer="layout" svg:width="7.75cm" svg:height="2.75cm" svg:x="23.75cm" svg:y="22cm">
          <text:p text:style-name="P1">ブルートフォース攻撃の検知、保護フラグを1にす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xml:id="id13" draw:id="id13" draw:layer="layout" svg:width="5.75cm" svg:height="1.5cm" svg:x="24.5cm" svg:y="27cm">
          <text:p text:style-name="P1">ソフトリセット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4" draw:layer="layout" draw:type="curve" svg:x1="17.25cm" svg:y1="3.75cm" svg:x2="17.25cm" svg:y2="6.25cm" draw:start-shape="id1" draw:start-glue-point="2" draw:end-shape="id2" svg:d="M17250 3750v2500" svg:viewBox="0 0 1 2501">
          <text:p/>
        </draw:connector>
        <draw:connector draw:style-name="gr14" draw:text-style-name="P4" draw:layer="layout" draw:type="curve" svg:x1="17.25cm" svg:y1="8cm" svg:x2="17.375cm" svg:y2="10cm" draw:start-shape="id2" draw:start-glue-point="6" draw:end-shape="id3" svg:d="M17250 8000c0 1501 125 502 125 2000" svg:viewBox="0 0 126 2001">
          <text:p/>
        </draw:connector>
        <draw:connector draw:style-name="gr15" draw:text-style-name="P4" draw:layer="layout" draw:type="curve" svg:x1="17.375cm" svg:y1="12.5cm" svg:x2="17.375cm" svg:y2="14.5cm" draw:start-shape="id3" draw:start-glue-point="6" draw:end-shape="id4" draw:end-glue-point="4" svg:d="M17375 12500v2000" svg:viewBox="0 0 1 2001">
          <text:p/>
        </draw:connector>
        <draw:connector draw:style-name="gr16" draw:text-style-name="P4" draw:layer="layout" draw:type="curve" svg:x1="17.375cm" svg:y1="16cm" svg:x2="17.25cm" svg:y2="18cm" draw:start-shape="id4" draw:start-glue-point="6" draw:end-shape="id5" svg:d="M17375 16000c0 1501-125 502-125 2000" svg:viewBox="0 0 126 2001">
          <text:p/>
        </draw:connector>
        <draw:connector draw:style-name="gr17" draw:text-style-name="P4" draw:layer="layout" draw:type="curve" svg:x1="17.25cm" svg:y1="22cm" svg:x2="17.375cm" svg:y2="23.25cm" draw:start-shape="id5" draw:start-glue-point="6" draw:end-shape="id6" svg:d="M17250 22000c0 937 125 313 125 1250" svg:viewBox="0 0 126 1251">
          <text:p/>
        </draw:connector>
        <draw:connector draw:style-name="gr18" draw:text-style-name="P4" draw:layer="layout" draw:type="curve" svg:x1="17.375cm" svg:y1="26.25cm" svg:x2="17.625cm" svg:y2="28.501cm" draw:start-shape="id6" draw:start-glue-point="6" draw:end-shape="id7" draw:end-glue-point="4" svg:d="M17375 26250c0 1689 250 564 250 2251" svg:viewBox="0 0 251 2252">
          <text:p/>
        </draw:connector>
        <draw:connector draw:style-name="gr19" draw:text-style-name="P4" draw:layer="layout" draw:type="curve" svg:x1="17.625cm" svg:y1="31.501cm" svg:x2="17.625cm" svg:y2="32.75cm" draw:start-shape="id7" draw:start-glue-point="6" draw:end-shape="id8" draw:end-glue-point="4" svg:d="M17625 31501v1249" svg:viewBox="0 0 1 1250">
          <text:p/>
        </draw:connector>
        <draw:connector draw:style-name="gr20" draw:text-style-name="P4" draw:layer="layout" draw:type="curve" svg:x1="21cm" svg:y1="7.125cm" svg:x2="24cm" svg:y2="7.375cm" draw:start-shape="id2" draw:start-glue-point="7" draw:end-shape="id9" draw:end-glue-point="5" svg:d="M21000 7125c2251 0 752 250 3000 250" svg:viewBox="0 0 3001 251">
          <text:p/>
        </draw:connector>
        <draw:connector draw:style-name="gr21" draw:text-style-name="P4" draw:layer="layout" draw:type="curve" svg:x1="27.875cm" svg:y1="8.75cm" svg:x2="27.625cm" svg:y2="11cm" draw:start-shape="id9" draw:start-glue-point="6" draw:end-shape="id10" draw:end-glue-point="4" svg:d="M27875 8750c0 1689-250 564-250 2250" svg:viewBox="0 0 251 2251">
          <text:p/>
        </draw:connector>
        <draw:connector draw:style-name="gr22" draw:text-style-name="P4" draw:layer="layout" draw:type="curve" svg:x1="27.625cm" svg:y1="13.5cm" svg:x2="27.625cm" svg:y2="14.5cm" draw:start-shape="id10" draw:start-glue-point="6" draw:end-shape="id11" draw:end-glue-point="4" svg:d="M27625 13500v1000" svg:viewBox="0 0 1 1001">
          <text:p/>
        </draw:connector>
        <draw:connector draw:style-name="gr23" draw:text-style-name="P4" draw:layer="layout" draw:type="curve" svg:x1="21cm" svg:y1="20cm" svg:x2="27.625cm" svg:y2="22cm" draw:start-shape="id5" draw:start-glue-point="7" draw:end-shape="id12" draw:end-glue-point="4" svg:d="M21000 20000c4417 0 6625 666 6625 2000" svg:viewBox="0 0 6626 2001">
          <text:p/>
        </draw:connector>
        <draw:connector draw:style-name="gr24" draw:text-style-name="P4" draw:layer="layout" draw:type="curve" svg:x1="27.625cm" svg:y1="24.75cm" svg:x2="27.375cm" svg:y2="27cm" draw:start-shape="id12" draw:start-glue-point="6" draw:end-shape="id13" svg:d="M27625 24750c0 1689-250 564-250 2250" svg:viewBox="0 0 251 2251">
          <text:p/>
        </draw:connector>
        <draw:connector draw:style-name="gr25" draw:text-style-name="P4" draw:layer="layout" draw:line-skew="0cm 10.999cm" svg:x1="27.375cm" svg:y1="28.5cm" svg:x2="17.25cm" svg:y2="2cm" draw:start-shape="id13" draw:start-glue-point="6" draw:end-shape="id1" draw:end-glue-point="0" svg:d="M27375 28500v502h5625v-27503h-15750v501" svg:viewBox="0 0 15751 27504">
          <text:p/>
        </draw:connector>
        <draw:connector draw:style-name="gr26" draw:text-style-name="P4" draw:layer="layout" draw:line-skew="0.248cm -0.499cm" svg:x1="27.625cm" svg:y1="16.75cm" svg:x2="24.75cm" svg:y2="12.25cm" draw:start-shape="id11" draw:start-glue-point="6" draw:end-shape="id10" draw:end-glue-point="5" svg:d="M27625 16750v750h-4125v-5250h1250" svg:viewBox="0 0 4126 5251">
          <text:p/>
        </draw:connector>
        <draw:frame draw:style-name="gr27" draw:text-style-name="P5" draw:layer="layout" svg:width="1.137cm" svg:height="1.17cm" svg:x="17.113cm" svg:y="8.25cm">
          <draw:text-box>
            <text:p>０</text:p>
          </draw:text-box>
        </draw:frame>
        <draw:frame draw:style-name="gr27" draw:text-style-name="P5" draw:layer="layout" svg:width="1.137cm" svg:height="1.17cm" svg:x="22.276cm" svg:y="6.092cm">
          <draw:text-box>
            <text:p>１</text:p>
          </draw:text-box>
        </draw:frame>
        <draw:frame draw:style-name="gr27" draw:text-style-name="P5" draw:layer="layout" svg:width="1.455cm" svg:height="0.962cm" svg:x="17.5cm" svg:y="21.788cm">
          <draw:text-box>
            <text:p>NO</text:p>
          </draw:text-box>
        </draw:frame>
        <draw:frame draw:style-name="gr27" draw:text-style-name="P5" draw:layer="layout" svg:width="1.772cm" svg:height="0.962cm" svg:x="19.978cm" svg:y="20.288cm">
          <draw:text-box>
            <text:p>YES</text:p>
          </draw:text-box>
        </draw:frame>
        <draw:connector draw:style-name="gr28" draw:text-style-name="P4" draw:layer="layout" draw:line-skew="0cm 8.251cm" svg:x1="17.625cm" svg:y1="35cm" svg:x2="17.375cm" svg:y2="10cm" draw:start-shape="id8" draw:start-glue-point="6" draw:end-shape="id3" draw:end-glue-point="4" svg:d="M17625 35000v502h4625v-26003h-4875v501" svg:viewBox="0 0 4876 26004">
          <text:p/>
        </draw:connector>
        <draw:custom-shape draw:style-name="gr29" draw:text-style-name="P2" xml:id="id19" draw:id="id19" draw:layer="layout" svg:width="10cm" svg:height="3.5cm" svg:x="2.5cm" svg:y="30cm">
          <text:p text:style-name="P1">キーコードと</text:p>
          <text:p text:style-name="P1">キーテーブルが</text:p>
          <text:p text:style-name="P1">一致するか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5" draw:text-style-name="P2" xml:id="id17" draw:id="id17" draw:layer="layout" svg:width="6.25cm" svg:height="2.25cm" svg:x="4.25cm" svg:y="18cm">
          <text:p text:style-name="P6">セキュリティチップから受信待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7" xml:id="id18" draw:id="id18" draw:layer="layout" svg:width="6.25cm" svg:height="2.75cm" svg:x="4.25cm" svg:y="23.25cm">
          <text:p text:style-name="P6">セキュリティチップから送られてきた</text:p>
          <text:p text:style-name="P6">キーコードを復号化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7" xml:id="id20" draw:id="id20" draw:layer="layout" svg:width="7.75cm" svg:height="2.25cm" svg:x="4.25cm" svg:y="37.75cm">
          <text:p text:style-name="P6">MPU起動</text:p>
          <text:p text:style-name="P6">（セキュリティ認証OK）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7" xml:id="id21" draw:id="id21" draw:layer="layout" svg:width="8cm" svg:height="2.25cm" svg:x="14.25cm" svg:y="37.75cm">
          <text:p text:style-name="P6">MPU起動不可</text:p>
          <text:p text:style-name="P6">（セキュリティ認証NG）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7" xml:id="id15" draw:id="id15" draw:layer="layout" svg:width="6.25cm" svg:height="1.5cm" svg:x="4cm" svg:y="6.25cm">
          <text:p text:style-name="P6">ブート回数の加算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4" draw:text-style-name="P4" draw:layer="layout" draw:type="curve" svg:x1="7cm" svg:y1="3cm" svg:x2="7.125cm" svg:y2="6.25cm" draw:start-shape="id14" draw:start-glue-point="2" draw:end-shape="id15" draw:end-glue-point="4" svg:d="M7000 3000c0 2439 125 814 125 3250" svg:viewBox="0 0 126 3251">
          <text:p/>
        </draw:connector>
        <draw:connector draw:style-name="gr35" draw:text-style-name="P4" draw:layer="layout" draw:type="curve" svg:x1="7.125cm" svg:y1="7.75cm" svg:x2="7.375cm" svg:y2="10.75cm" draw:start-shape="id15" draw:start-glue-point="6" draw:end-shape="id16" svg:d="M7125 7750c0 2251 250 752 250 3000" svg:viewBox="0 0 251 3001">
          <text:p/>
        </draw:connector>
        <draw:connector draw:style-name="gr36" draw:text-style-name="P4" draw:layer="layout" draw:type="curve" svg:x1="7.375cm" svg:y1="13cm" svg:x2="7.375cm" svg:y2="18cm" draw:start-shape="id16" draw:start-glue-point="6" draw:end-shape="id17" svg:d="M7375 13000v5000" svg:viewBox="0 0 1 5001">
          <text:p/>
        </draw:connector>
        <draw:connector draw:style-name="gr37" draw:text-style-name="P4" draw:layer="layout" draw:type="curve" svg:x1="10.5cm" svg:y1="11.875cm" svg:x2="14.5cm" svg:y2="11.25cm" draw:start-shape="id16" draw:end-shape="id3" svg:d="M10500 11875c3000 0 1000-625 4000-625" svg:viewBox="0 0 4001 626">
          <text:p/>
        </draw:connector>
        <draw:connector draw:style-name="gr38" draw:text-style-name="P4" draw:layer="layout" draw:type="curve" svg:x1="7.375cm" svg:y1="20.25cm" svg:x2="7.375cm" svg:y2="23.25cm" draw:start-shape="id17" draw:start-glue-point="6" draw:end-shape="id18" draw:end-glue-point="4" svg:d="M7375 20250v3000" svg:viewBox="0 0 1 3001">
          <text:p/>
        </draw:connector>
        <draw:connector draw:style-name="gr39" draw:text-style-name="P4" draw:layer="layout" draw:type="curve" svg:x1="7.375cm" svg:y1="26cm" svg:x2="7.5cm" svg:y2="30cm" draw:start-shape="id18" draw:start-glue-point="6" draw:end-shape="id19" svg:d="M7375 26000c0 3001 125 1002 125 4000" svg:viewBox="0 0 126 4001">
          <text:p/>
        </draw:connector>
        <draw:connector draw:style-name="gr40" draw:text-style-name="P4" draw:layer="layout" draw:type="curve" svg:x1="7.5cm" svg:y1="33.5cm" svg:x2="8.125cm" svg:y2="37.75cm" draw:start-shape="id19" draw:start-glue-point="6" draw:end-shape="id20" svg:d="M7500 33500c0 3189 625 1064 625 4250" svg:viewBox="0 0 626 4251">
          <text:p/>
        </draw:connector>
        <draw:connector draw:style-name="gr41" draw:text-style-name="P4" draw:layer="layout" draw:line-skew="-0.626cm" svg:x1="12.5cm" svg:y1="31.75cm" svg:x2="14.25cm" svg:y2="38.875cm" draw:start-shape="id19" draw:start-glue-point="7" draw:end-shape="id21" svg:d="M12500 31750h250v7125h1500" svg:viewBox="0 0 1751 7126">
          <text:p/>
        </draw:connector>
        <draw:frame draw:style-name="gr42" draw:text-style-name="P5" draw:layer="layout" svg:width="1.772cm" svg:height="1.042cm" svg:x="5.728cm" svg:y="33.708cm">
          <draw:text-box>
            <text:p>YES</text:p>
          </draw:text-box>
        </draw:frame>
        <draw:frame draw:style-name="gr42" draw:text-style-name="P5" draw:layer="layout" svg:width="1.772cm" svg:height="1.042cm" svg:x="10.978cm" svg:y="30.208cm">
          <draw:text-box>
            <text:p>NO</text:p>
          </draw:text-box>
        </draw:frame>
        <draw:connector draw:style-name="gr43" draw:text-style-name="P4" draw:layer="layout" draw:line-skew="0.75cm" svg:x1="14.5cm" svg:y1="33.875cm" svg:x2="10.5cm" svg:y2="19.125cm" draw:start-shape="id8" draw:end-shape="id17" svg:d="M14500 33875h-1250v-14750h-2750" svg:viewBox="0 0 4001 14751">
          <text:p/>
        </draw:connector>
        <draw:connector draw:style-name="gr44" draw:text-style-name="P4" draw:layer="layout" draw:line-skew="0.336cm" svg:x1="23.495cm" svg:y1="16.828cm" svg:x2="7.375cm" svg:y2="18cm" draw:end-shape="id17" draw:end-glue-point="4" svg:d="M23495 16828v672h-16120v500" svg:viewBox="0 0 16121 117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" draw:display-name="線の終点 1" svg:viewBox="0 0 20 20" svg:d="M0 20l10-20 10 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4" draw:display-name="線の終点 14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18" draw:display-name="線の終点 18" svg:viewBox="0 0 20 20" svg:d="M0 20l10-20 10 20z"/>
    <draw:marker draw:name="線の終点_20_19" draw:display-name="線の終点 19" svg:viewBox="0 0 20 20" svg:d="M0 20l10-20 10 20z"/>
    <draw:marker draw:name="線の終点_20_2" draw:display-name="線の終点 2" svg:viewBox="0 0 20 20" svg:d="M0 20l10-20 10 20z"/>
    <draw:marker draw:name="線の終点_20_20" draw:display-name="線の終点 20" svg:viewBox="0 0 20 20" svg:d="M0 20l10-20 10 20z"/>
    <draw:marker draw:name="線の終点_20_21" draw:display-name="線の終点 21" svg:viewBox="0 0 20 20" svg:d="M0 20l10-20 10 20z"/>
    <draw:marker draw:name="線の終点_20_22" draw:display-name="線の終点 22" svg:viewBox="0 0 20 20" svg:d="M0 20l10-20 10 20z"/>
    <draw:marker draw:name="線の終点_20_23" draw:display-name="線の終点 23" svg:viewBox="0 0 20 20" svg:d="M0 20l10-20 10 20z"/>
    <draw:marker draw:name="線の終点_20_24" draw:display-name="線の終点 24" svg:viewBox="0 0 20 20" svg:d="M0 20l10-20 10 20z"/>
    <draw:marker draw:name="線の終点_20_28" draw:display-name="線の終点 28" svg:viewBox="0 0 20 20" svg:d="M0 20l10-20 10 20z"/>
    <draw:marker draw:name="線の終点_20_29" draw:display-name="線の終点 29" svg:viewBox="0 0 20 20" svg:d="M0 20l10-20 10 20z"/>
    <draw:marker draw:name="線の終点_20_3" draw:display-name="線の終点 3" svg:viewBox="0 0 20 20" svg:d="M0 20l10-20 10 20z"/>
    <draw:marker draw:name="線の終点_20_30" draw:display-name="線の終点 30" svg:viewBox="0 0 20 20" svg:d="M0 20l10-20 10 20z"/>
    <draw:marker draw:name="線の終点_20_34" draw:display-name="線の終点 34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4.29cm" fo:page-height="4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21:47:50.727308305</meta:creation-date>
    <dc:date>2025-04-03T22:32:58.116788629</dc:date>
    <meta:editing-duration>PT22M43S</meta:editing-duration>
    <meta:editing-cycles>6</meta:editing-cycles>
    <meta:generator>LibreOffice/24.2.7.2$Linux_X86_64 LibreOffice_project/420$Build-2</meta:generator>
    <meta:document-statistic meta:object-count="53"/>
  </office:meta>
</office:document-meta>
</file>